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étéo Ardennaise n’était pas réputée pour être des plus clémentes. S’il existait encore quiconque en ayant besoin, cette journée aurait pu en être une parfaite démonstration. Un déluge innommable s’abattait sur la terre meurtrie de Champagne-Ardenne. La pluie tombait sans discontinuer, trempant jusqu’aux os tout inconscient qui se risquait à sortir pour l’affronter, et le vent hurlait aux oreilles, faisant ployer les arbres devant sa toute puissance. Malgré l’arrivée de l’été, les températures avaient chuté en ce jour, ne dépassant pas la dizaine de degrés tout au plus. C’était un temps idéal pour quiconque cherchait à tomber malade ou même à mettre fin à ses jours : les rivières sortaient de leur lit, l’orage grondait et les arbres menaçaient de s’effondrer à tout moment. L’ensemble des soldats du feu – devenus paradoxalement soldats de l’eau – de la région étaient réquisitionnés pour tenter de contenir cette tempête. Pour résumer, une journée banale dans les Ardennes.</text:p>
      <text:p text:style-name="Standard"/>
      <text:p text:style-name="Standard">Il y avait cependant une personne dans cette région pour laquelle ce jour n'avait rien de banal. Un peu en dehors des villes se trouvait une forêt à l'aspect rendu lugubre par l'obscurité provoquée par cet orage. Ses arbres ployaient sous les bourrasques terribles et, sous l'ombre du ciel gris et de ses nuages menaçants, elle paraissait comme hantée. En vérité, en ces bois vivait des choses bien plus terrifiantes que des fantômes ou des esprits. Mais pour l'heure, aucun de ceux qui s'y étaient aventurés n'avait vécu assez longtemps pour en témoigner. La lisière de cette forêt donnait sur une route usée dont les nids de poule étaient gorgés d'eau. C'était une route peu fréquentée, ses utilisateurs s'étant peu à peu tournés vers d'autres plus récentes.</text:p>
      <text:p text:style-name="Standard"/>
      <text:p text:style-name="Standard">Aussi, lorsque les buissons formant l'orée du bois s'écartèrent faiblement pour laisser apercevoir la silhouette de cette personne, aucun spectateur ne put y assister. La scène avait pourtant de quoi attirer l'attention, au vu de l'état du garçon qui s'extirpa non sans mal de la forêt. Il tenait à peine sur ses jambes, et c'était peu de le dire. Chancelant pour sortir des fourrés, le garçon semblait dans une situation bien peu enviable. Ses vêtements, ou ce qu'il en restait, étaient déchirés de toute part, et tellement tâchés de sang qu'on pouvait légitimement se demander s'il en restait dans son organisme. Des plaies béantes étaient visibles à travers les trous de ses haillons, et pour pouvait clairement voir que le sang qui s'en échappait était à peine séché. Sa chevelure autrefois d'or était à présent d'une couleur que se partageaient dans les mêmes proportions le pourpre sanguin et un marron terreux qui ne donnait pas envie. Car en plus d'être blessé à de multiples endroits du corps, le jeune homme donnait l'impression de s'être roulé dans la boue des heures durant. De longues entailles parcouraient ses jambes, bien qu'elles fut moins profondes que celles présentes sur le haut de son corps. Comme si on avait simplement cherché à l'empêcher de courir, sans vouloir « l'abîmer » plus que ça.</text:p>
      <text:p text:style-name="Standard"/>
      <text:p text:style-name="Standard">Eren avança en titubant pour rejoindre le bord de la route, sa vision troublée par les gouttes de sang qui perlaient devant ses yeux et la pluie qui continuait à tomber drue. Son esprit n'était pas dans un état plus enviable, ses souvenirs flous se mélangeant dans un ensemble complètement incohérent. Toutes les pensées du blondin étaient dominées par la douleur lancinante qui irradiait de l'ensemble de son corps. Seul son instinct de survie prévalait sur l'ensemble. Il devait mettre le plus de distance possible entre lui et cette... chose. Il avait l'impression d'être en fuite depuis une éternité, et ne se sentait plus la force de continuer. Dans un râle aux accents d'agonie, il s'effondra au bord de la route, incapable de faire un pas de plus. Une seconde avant de sombrer dans l'inconscience, Eren sembla discerner une silhouette plus loin sur la route. Était-ce une hallucination ? Ses yeux fatigués et embués lui jouaient-ils des tours ? Le garçon n'eut jamais la réponse à cette question, ses paupières trop lourdes à supporter l'emportant dans un sommeil sans rêve duquel il ne se réveillerait que plusieurs jours plus tard.</text:p>
      <text:p text:style-name="P1">Noir. Tout est noir. Un abîme sans fond privé de toute chose. Un silence paradoxalement assourdissant. Il n'y a plus rien, comme si l'espace et le temps avaient cessé d'exister. Un nouveau monde dépouillé de sens, d'émotions, de vie. Même la douleur a disparu. C'est comme flotter à l'épicentre d'un vide infini sans rien ressentir, à se demander si l'on existe toujours. L'esprit semble toujours là, mais son essence s'est dissoute. L'existence comme on l'entend habituellement n'a plus de sens. Et à quoi bon, de toute façon ? Il n'y a personne, ici. Vivre seul dans ce cosmos ne serait pas vivre. Le corps n'est plus, l'esprit est faible. Même les souvenirs se sont envolés. Alors qu'il y a ce qui semblait être à la fois un instant et une éternité une douleur invivable empruntait chaque infime parcelle de son être, il n'y a maintenant plus que cette cécité sensorielle et émotionnelle, cette privation de tout.</text:p>
      <text:p text:style-name="Standard"/>
      <text:p text:style-name="Standard">Blanc. D'un coup tout est blanc. Ses yeux atrophiés s'ouvrent sur un autre monde. Petit à petit, les sensations reviennent. Est-ce une bonne chose ? Pas sûr. Blanc, comme la couleur des murs qui l'entourent. Et des meubles. Et des gens. Tout. Blanc, tout comme le bruit qui pollue ses tympans. Certaines voix semblent percer à travers ce bourdonnement, mais elles sont si lointaines qu'il n'y a rien à en tirer. Il n'entendait rien, mais cela est pire. Où est-il ? Qui sont ces gens ? Il aimerait parler mais les mots refusent de sortir. Tous ses sens sont émoussés, la scène lui apparaît floue, comme si un voile blanchâtre s'était incrusté devant ses yeux. Le même voile semble occulter également son cerveau, ses pensées peinent à se rassembler, il a du mal à réfléchir. Blanc surtout comme la seule chose qu'il perçoit lorsqu'il essaye d'amasser ses souvenirs. Rien ne vient, comme si un mur opaque bloquait l'accès à sa mémoire. </text:p>
      <text:p text:style-name="Standard"/>
      <text:p text:style-name="Standard">Rouge. Le garçon voit rouge. A l'instar de ses sens, la douleur refait son apparition petit à petit. Envahissante. Obsédante. Une crise de panique s'empare de lui. Sa crinière dorée vole à mesure que son regard parcourt la pièce frénétiquement. Surpassant la douleur, c'est la paranoïa qui le domine à présent. Des flashs s'imposent à son esprit. Des visions d'horreurs, peuplées de sang, de peur et de... tentacules ? Ses yeux se posent alors sur la seule personne présente avec lui dans la pièce. Est-elle la source de son mal ? Il ne peut pas prendre le risque. Comme possédé, le blondin s'extirpe de son lit d'hôpital pour se diriger vers la jeune femme. Il a le regard vitreux, comme absent. Ses yeux sont laiteux, terni. Nul doute qu'il n'est plus lui-même. Ses membres tremblent encore de la terreur qui l'a saisi. Sans un mot, il se jette sur sa pauvre victime et commence à enserrer son cou de ses deux mains. C'est le monstre qui lui a infligé cette douleur. Il doit s'en débarrasser s'il ne veut pas revivre ce cauchemar.</text:p>
      <text:p text:style-name="Standard"/>
      <text:p text:style-name="Standard">Tout aussi subitement, sa prise se desserre. Le voile devant ses yeux disparaît, révélant ainsi la couleur émeraude de ses iris qui semblent retrouver une âme.</text:p>
      <text:p text:style-name="Standard"/>
      <text:p text:style-name="Standard">- Qu'est-ce que...</text:p>
      <text:p text:style-name="Standard"/>
      <text:p text:style-name="Standard">Eren recula de quelques pas en titubant, ses paupières cillant plus que de raison. Il se trouvait dans une chambre d'hôpital, seul à l'exception d'une jeune femme à la chevelure aussi dorée que la sienne. Ramené à la raison par la douleur, le jeune homme eut à peine le temps de l'observer. Elle était sensiblement du même âge que lui, bien que son air enfantin puisse faire croire qu'elle était plus jeune que ça. De grands yeux marrons et un visage arrondi lui prêtaient une douceur toute féminine. Son observation s'arrêta là, la plaie qui s'était rouverte au niveau de son abdomen à cause de l'effort l'obligeant à se plier en deux à cause de l'élancement, les mains recroquevillées sur son ventre. Dans un cri de douleur, Eren s'effondra sur le sol qui commença à se recouvrir d'un liquide pourpre émanant de la bles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6T18:18:29.88</meta:creation-date>
    <dc:date>2015-07-04T15:44:57.36</dc:date>
    <meta:editing-duration>PT3H54M45S</meta:editing-duration>
    <meta:editing-cycles>437</meta:editing-cycles>
    <meta:generator>OpenOffice/4.1.1$Win32 OpenOffice.org_project/411m6$Build-9775</meta:generator>
    <meta:document-statistic meta:table-count="0" meta:image-count="0" meta:object-count="0" meta:page-count="2" meta:paragraph-count="10" meta:word-count="1364" meta:character-count="8085"/>
  </office:meta>
</office:document-meta>
</file>